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0cc5c" officeooo:paragraph-rsid="000c76a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ee1fa" officeooo:paragraph-rsid="000ee1fa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normal" officeooo:rsid="000ee1fa" officeooo:paragraph-rsid="000ee1fa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normal" officeooo:rsid="00102919" officeooo:paragraph-rsid="0010291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02919" officeooo:paragraph-rsid="00102919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47406" officeooo:paragraph-rsid="0014740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28036"/>
    </style:style>
    <style:style style:name="T3" style:family="text">
      <style:text-properties style:text-underline-style="none" officeooo:rsid="000c76a9"/>
    </style:style>
    <style:style style:name="T4" style:family="text">
      <style:text-properties style:text-underline-style="none" officeooo:rsid="0012ca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au traitement de l’image<text:span text:style-name="T1"> </text:span><text:span text:style-name="T2">IT220 – </text:span><text:span text:style-name="T3">TD6</text:span></text:p>
      <text:p text:style-name="P1"><text:span text:style-name="T3"/></text:p>
      <text:p text:style-name="P2">Traitement du zoom :</text:p>
      <text:list xml:id="list4251684288715768114" text:style-name="L1">
        <text:list-item>
          <text:p text:style-name="P3"><text:span text:style-name="T1">copie mais c’est moche</text:span></text:p>
        </text:list-item>
        <text:list-item>
          <text:p text:style-name="P3"><text:span text:style-name="T1">faire croire à Fourier que le support de l’image est plus grand que ce qu’il était</text:span></text:p>
        </text:list-item>
        <text:list-item>
          <text:p text:style-name="P4"><text:span text:style-name="T1">interpolation</text:span></text:p>
        </text:list-item>
      </text:list>
      <text:p text:style-name="P5"><text:span text:style-name="T4"/></text:p>
      <text:p text:style-name="P6"><text:span text:style-name="T4">T</text:span><text:span text:style-name="T1">outes les fonctions sont détaillées sur l’énnoncer.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12:41.309240446</meta:creation-date>
    <dc:date>2018-03-19T14:22:43.927707997</dc:date>
    <meta:editing-duration>PT10M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2" meta:character-count="241" meta:non-whitespace-character-count="207"/>
  </office:meta>
</office:document-meta>
</file>